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0mm" svg:y="0mm">
            <loext:p draw:notify-on-update-of-ranges="Feuille1.H1:Feuille1.H1 Feuille1.H2:Feuille1.H19 Feuille1.I1:Feuille1.I1 Feuille1.I2:Feuille1.I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0mm" svg:y="91.91mm">
            <loext:p draw:notify-on-update-of-ranges="Feuille1.H22:Feuille1.H22 Feuille1.H23:Feuille1.H40 Feuille1.I22:Feuille1.I22 Feuille1.I23:Feuille1.I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7"/>
          <table:table-cell office:value-type="string" calcext:value-type="string">
            <text:p>n</text:p>
          </table:table-cell>
          <table:table-cell office:value-type="string" calcext:value-type="string">
            <text:p>T (ms)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1500" calcext:value-type="float">
            <text:p>15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7"/>
          <table:table-cell office:value-type="float" office:value="2000" calcext:value-type="float">
            <text:p>200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7"/>
          <table:table-cell office:value-type="float" office:value="2500" calcext:value-type="float">
            <text:p>250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table:number-columns-repeated="7"/>
          <table:table-cell office:value-type="float" office:value="3500" calcext:value-type="float">
            <text:p>3500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table:number-columns-repeated="7"/>
          <table:table-cell office:value-type="float" office:value="4000" calcext:value-type="float">
            <text:p>4000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3023" calcext:value-type="float">
            <text:p>3023</text:p>
          </table:table-cell>
        </table:table-row>
        <table:table-row table:style-name="ro1">
          <table:table-cell table:number-columns-repeated="7"/>
          <table:table-cell office:value-type="float" office:value="7000" calcext:value-type="float">
            <text:p>7000</text:p>
          </table:table-cell>
          <table:table-cell office:value-type="float" office:value="8172" calcext:value-type="float">
            <text:p>8172</text:p>
          </table:table-cell>
        </table:table-row>
        <table:table-row table:style-name="ro1">
          <table:table-cell table:number-columns-repeated="7"/>
          <table:table-cell office:value-type="float" office:value="8500" calcext:value-type="float">
            <text:p>8500</text:p>
          </table:table-cell>
          <table:table-cell office:value-type="float" office:value="14289" calcext:value-type="float">
            <text:p>14289</text:p>
          </table:table-cell>
        </table:table-row>
        <table:table-row table:style-name="ro1"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23105" calcext:value-type="float">
            <text:p>23105</text:p>
          </table:table-cell>
        </table:table-row>
        <table:table-row table:style-name="ro1">
          <table:table-cell table:number-columns-repeated="7"/>
          <table:table-cell office:value-type="float" office:value="12000" calcext:value-type="float">
            <text:p>12000</text:p>
          </table:table-cell>
          <table:table-cell office:value-type="float" office:value="39960" calcext:value-type="float">
            <text:p>39960</text:p>
          </table:table-cell>
        </table:table-row>
        <table:table-row table:style-name="ro1">
          <table:table-cell table:number-columns-repeated="7"/>
          <table:table-cell office:value-type="float" office:value="13500" calcext:value-type="float">
            <text:p>13500</text:p>
          </table:table-cell>
          <table:table-cell office:value-type="float" office:value="56736" calcext:value-type="float">
            <text:p>56736</text:p>
          </table:table-cell>
        </table:table-row>
        <table:table-row table:style-name="ro1">
          <table:table-cell table:number-columns-repeated="7"/>
          <table:table-cell office:value-type="float" office:value="14000" calcext:value-type="float">
            <text:p>14000</text:p>
          </table:table-cell>
          <table:table-cell office:value-type="string" calcext:value-type="string">
            <text:p>PA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n</text:p>
          </table:table-cell>
          <table:table-cell office:value-type="string" calcext:value-type="string">
            <text:p>T(ms)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office:value-type="float" office:value="1500" calcext:value-type="float">
            <text:p>1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3000" calcext:value-type="float">
            <text:p>30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7"/>
          <table:table-cell office:value-type="float" office:value="4000" calcext:value-type="float">
            <text:p>4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7"/>
          <table:table-cell office:value-type="float" office:value="7000" calcext:value-type="float">
            <text:p>700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number-columns-repeated="7"/>
          <table:table-cell office:value-type="float" office:value="10000" calcext:value-type="float">
            <text:p>10000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7"/>
          <table:table-cell office:value-type="float" office:value="15000" calcext:value-type="float">
            <text:p>1500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7"/>
          <table:table-cell office:value-type="float" office:value="20000" calcext:value-type="float">
            <text:p>20000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table:number-columns-repeated="7"/>
          <table:table-cell office:value-type="float" office:value="30000" calcext:value-type="float">
            <text:p>30000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table:number-columns-repeated="7"/>
          <table:table-cell office:value-type="float" office:value="40000" calcext:value-type="float">
            <text:p>40000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table:number-columns-repeated="7"/>
          <table:table-cell office:value-type="float" office:value="45000" calcext:value-type="float">
            <text:p>45000</text:p>
          </table:table-cell>
          <table:table-cell office:value-type="float" office:value="8989" calcext:value-type="float">
            <text:p>8989</text:p>
          </table:table-cell>
        </table:table-row>
        <table:table-row table:style-name="ro1">
          <table:table-cell table:number-columns-repeated="7"/>
          <table:table-cell office:value-type="float" office:value="50000" calcext:value-type="float">
            <text:p>50000</text:p>
          </table:table-cell>
          <table:table-cell office:value-type="string" calcext:value-type="string">
            <text:p>P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2:53:28.460027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1:22:35.262818211</meta:creation-date>
    <dc:date>2016-01-26T13:54:36.306289301</dc:date>
    <meta:editing-duration>PT38M25S</meta:editing-duration>
    <meta:editing-cycles>3</meta:editing-cycles>
    <meta:generator>LibreOffice/5.0.3.2$Linux_X86_64 LibreOffice_project/00m0$Build-2</meta:generator>
    <meta:document-statistic meta:table-count="1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27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4.201cm" style:legend-expansion="high" chart:style-name="ch2"/>
        <chart:plot-area chart:style-name="ch3" table:cell-range-address="Feuille1.H1:Feuille1.I19" chart:data-source-has-labels="both" svg:x="0.32cm" svg:y="0.18cm" svg:width="13.037cm" svg:height="8.64cm">
          <chartooo:coordinate-region svg:x="1.497cm" svg:y="0.379cm" svg:width="11.395cm" svg:height="7.396cm"/>
          <chart:axis chart:dimension="x" chart:name="primary-x" chart:style-name="ch4" chartooo:axis-type="auto">
            <chartooo:date-scale/>
            <chart:categories table:cell-range-address="Feuille1.H2:Feuille1.H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I2:Feuille1.I19" chart:label-cell-address="Feuille1.I1:Feuille1.I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(ms)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Feuille1.H2:Feuille1.H19</svg:desc>
                </draw:g>
              </table:table-cell>
              <table:table-cell office:value-type="float" office:value="0">
                <text:p>0</text:p>
                <draw:g>
                  <svg:desc>Feuille1.I2:Feuille1.I1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4289">
                <text:p>1428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105">
                <text:p>2310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9960">
                <text:p>39960</text:p>
              </table:table-cell>
            </table:table-row>
            <table:table-row>
              <table:table-cell office:value-type="float" office:value="13500">
                <text:p>13500</text:p>
              </table:table-cell>
              <table:table-cell office:value-type="float" office:value="56736">
                <text:p>56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754cm" svg:y="4.203cm" style:legend-expansion="high" chart:style-name="ch2"/>
        <chart:plot-area chart:style-name="ch3" table:cell-range-address="Feuille1.H22:Feuille1.I40" chart:data-source-has-labels="both" svg:x="0.319cm" svg:y="0.18cm" svg:width="13.116cm" svg:height="8.645cm">
          <chartooo:coordinate-region svg:x="1.311cm" svg:y="0.379cm" svg:width="11.475cm" svg:height="7.401cm"/>
          <chart:axis chart:dimension="x" chart:name="primary-x" chart:style-name="ch4" chartooo:axis-type="auto">
            <chartooo:date-scale/>
            <chart:categories table:cell-range-address="Feuille1.H23:Feuille1.H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I23:Feuille1.I40" chart:label-cell-address="Feuille1.I22:Feuille1.I2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(ms)</text:p>
                <draw:g>
                  <svg:desc>Feuille1.I22:Feuille1.I2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Feuille1.H23:Feuille1.H40</svg:desc>
                </draw:g>
              </table:table-cell>
              <table:table-cell office:value-type="float" office:value="0">
                <text:p>0</text:p>
                <draw:g>
                  <svg:desc>Feuille1.I23:Feuille1.I40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7450">
                <text:p>7450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8989">
                <text:p>89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